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2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  <text:p text:style-name="rststyle-textbody">Bir döngüden çıkmak için <text:span text:style-name="rststyle-strong">break</text:span> ifadesi kullanılır. Döngünün o andi adımını tamamlayıp diğer adıma geçmek için ise <text:span text:style-name="rststyle-strong">continue</text:span> ifadesi kullanılır.</text:p>
        <text:p text:style-name="rststyle-textbody">Örneğin aşyağıda siz çift sayı girene kadar sürekli olarak çalışan bir program yazalım.</text:p>
        <ns0:p ns0:style-name="rststyle-codeblock">while True:<ns0:line-break/><ns0:s ns0:c="4"/>sayi = int(input("Sayı girin"))<ns0:line-break/><ns0:s ns0:c="4"/>if sayi % 2 == 0:<ns0:line-break/><ns0:s ns0:c="8"/>break</ns0:p>
        <text:span text:style-name="rststyle-keyword">while</text:span>
        <text:span text:style-name="rststyle-keyword">
          <text:span text:style-name="rststyle-constant">True</text:span>
        </text:span>
        <text:span text:style-name="rststyle-punctuation">: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Sayı girin"</text:span>
          </text:span>
        </text:span>
        <text:span text:style-name="rststyle-punctuation">))</text:span>
        <text:span text:style-name="rststyle-whitespace">
</text:span>
        <text:span text:style-name="rststyle-keyword">if</text:span>
        <text:span text:style-name="rststyle-name">sayi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whitespace">
</text:span>
        <text:span text:style-name="rststyle-keyword">break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3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12"/>break # for döngüsünden çıkmak için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break</text:span>
        <text:span text:style-name="rststyle-comment">
          <text:span text:style-name="rststyle-single"># for döngüsünden çıkmak için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Konunun daha iyi anlaşılabilir olması için girilen dizinin sayılarının ortalamasını alan bir fonksiyon yazalım.</text:p>
        <ns0:p ns0:style-name="rststyle-codeblock">def ortalama(dizi):<ns0:line-break/><ns0:s ns0:c="4"/>toplam = 0 # toplam değişkeni tanımladık.<ns0:line-break/><ns0:s ns0:c="4"/>for eleman in dizi: # for döngüsü oluşturduk.<ns0:line-break/><ns0:s ns0:c="8"/>toplam += int(eleman) # elemanları topladık.<ns0:line-break/><ns0:s ns0:c="4"/>return toplam / len(dizi) # toplamı eleman sayısına böldük.<ns0:line-break/><ns0:line-break/>ort = input("Dizi giriniz. aralarına , koyunuz")<ns0:line-break/>print(ortalama(ort.split(",")))<ns0:line-break/>&lt;- 1,34,22,-32<ns0:line-break/>-&gt; 6.25</ns0:p>
        <text:span text:style-name="rststyle-keyword">def</text:span>
        <text:span text:style-name="rststyle-name">
          <text:span text:style-name="rststyle-function">ortalama</text:span>
        </text:span>
        <text:span text:style-name="rststyle-punctuation">(</text:span>
        <text:span text:style-name="rststyle-name">dizi</text:span>
        <text:span text:style-name="rststyle-punctuation">):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comment">
          <text:span text:style-name="rststyle-single"># toplam değişkeni tanımladık.</text:span>
        </text:span>
        <text:span text:style-name="rststyle-whitespace">
</text:span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comment">
          <text:span text:style-name="rststyle-single"># for döngüsü oluşturduk.</text:span>
        </text:span>
        <text:span text:style-name="rststyle-whitespace">
</text:span>
        <text:span text:style-name="rststyle-name">toplam</text:span>
        <text:span text:style-name="rststyle-operator">+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eleman</text:span>
        <text:span text:style-name="rststyle-punctuation">)</text:span>
        <text:span text:style-name="rststyle-comment">
          <text:span text:style-name="rststyle-single"># elemanları topladık.</text:span>
        </text:span>
        <text:span text:style-name="rststyle-whitespace">
</text:span>
        <text:span text:style-name="rststyle-keyword">return</text:span>
        <text:span text:style-name="rststyle-name">toplam</text:span>
        <text:span text:style-name="rststyle-operator">/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comment">
          <text:span text:style-name="rststyle-single"># toplamı eleman sayısına böldük.</text:span>
        </text:span>
        <text:span text:style-name="rststyle-whitespace">

</text:span>
        <text:span text:style-name="rststyle-name">ort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Dizi giriniz. aralarına , koyunuz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ortalama</text:span>
        <text:span text:style-name="rststyle-punctuation">(</text:span>
        <text:span text:style-name="rststyle-name">ort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,"</text:span>
          </text:span>
        </text:span>
        <text:span text:style-name="rststyle-punctuation">)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operator">-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float">6.25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user</meta:initial-creator>
    <meta:creation-date>2024-05-23T07:28:36</meta:creation-date>
    <dc:creator>user</dc:creator>
    <dc:date>2024-05-23T07:28:36</dc:date>
    <dc:language>en-US</dc:language>
    <meta:editing-cycles>1</meta:editing-cycles>
    <meta:editing-duration>PT00M01S</meta:editing-duration>
    <dc:title>Python dersi</dc:title>
  </office:meta>
</office:document-meta>
</file>